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6.962cm"/>
    </style:style>
    <style:style style:name="pr2" style:family="presentation" style:parent-style-name="Default-subtitle">
      <style:graphic-properties draw:fill-color="#ffffff" draw:auto-grow-height="true" fo:min-height="67.05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54.899993896484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23.439cm" svg:height="16.962cm" svg:x="6.858cm" svg:y="3.556cm" presentation:class="title" presentation:placeholder="true" presentation:user-transformed="true">
          <draw:text-box/>
        </draw:frame>
        <draw:frame presentation:style-name="pr2" draw:text-style-name="P1" draw:layer="layout" svg:width="123.439cm" svg:height="67.051cm" svg:x="6.858cm" svg:y="23.77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8cm" fo:text-indent="0cm"/>
      <style:text-properties style:use-window-font-color="true" style:text-outline="false" style:text-line-through-style="none" fo:font-family="Arial" style:font-family-generic="roman" style:font-pitch="variable" fo:font-size="154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35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51cm" fo:text-indent="0cm"/>
      <style:text-properties fo:font-size="1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67cm" fo:text-indent="0cm"/>
      <style:text-properties fo:font-size="96.6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82cm" fo:text-indent="0cm"/>
      <style:text-properties fo:font-size="96.6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82cm" fo:text-indent="0cm"/>
      <style:text-properties fo:font-size="96.6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82cm" fo:text-indent="0cm"/>
      <style:text-properties fo:font-size="96.6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82cm" fo:text-indent="0cm"/>
      <style:text-properties fo:font-size="96.6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82cm" fo:text-indent="0cm"/>
      <style:text-properties fo:font-size="96.6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12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7.16cm" fo:page-height="101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884cm" svg:x="1cm" svg:y="2.478cm"/>
      <draw:page-thumbnail draw:layer="backgroundobjects" svg:width="9.294cm" svg:height="6.884cm" svg:x="1cm" svg:y="10.526cm"/>
      <draw:page-thumbnail draw:layer="backgroundobjects" svg:width="9.294cm" svg:height="6.884cm" svg:x="1cm" svg:y="18.574cm"/>
      <draw:page-thumbnail draw:layer="backgroundobjects" svg:width="9.294cm" svg:height="6.884cm" svg:x="11.295cm" svg:y="2.478cm"/>
      <draw:page-thumbnail draw:layer="backgroundobjects" svg:width="9.294cm" svg:height="6.884cm" svg:x="11.295cm" svg:y="10.526cm"/>
      <draw:page-thumbnail draw:layer="backgroundobjects" svg:width="9.294cm" svg:height="6.884cm" svg:x="11.295cm" svg:y="18.574cm"/>
    </style:handout-master>
    <style:master-page style:name="Default" style:page-layout-name="PM1" draw:style-name="Mdp1">
      <draw:frame presentation:style-name="Default-title" draw:layer="backgroundobjects" svg:width="123.439cm" svg:height="16.962cm" svg:x="6.858cm" svg:y="4.049cm" presentation:class="title" presentation:placeholder="true">
        <draw:text-box/>
      </draw:frame>
      <draw:frame presentation:style-name="Default-outline1" draw:layer="backgroundobjects" svg:width="123.439cm" svg:height="67.051cm" svg:x="6.858cm" svg:y="23.774cm" presentation:class="outline" presentation:placeholder="true">
        <draw:text-box/>
      </draw:frame>
      <draw:frame presentation:style-name="Mpr1" draw:text-style-name="MP1" draw:layer="backgroundobjects" svg:width="31.953cm" svg:height="7.006cm" svg:x="6.858cm" svg:y="92.5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43.475cm" svg:height="7.006cm" svg:x="46.908cm" svg:y="92.5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1.953cm" svg:height="7.006cm" svg:x="98.343cm" svg:y="92.55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14:52:40.64</meta:creation-date>
    <meta:editing-duration>PT6M44S</meta:editing-duration>
    <meta:editing-cycles>2</meta:editing-cycles>
    <dc:date>2012-04-01T14:59:21.56</dc:date>
    <meta:document-statistic meta:object-count="25"/>
    <meta:generator>LibreOffice/3.4$Win32 LibreOffice_project/340m1$Build-402</meta:generator>
  </office:meta>
</office:document-meta>
</file>